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000000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0061ff" draw:stroke="none" fo:margin="1.000000000000000pt" style:wrap="biggest" style:wrap-dynamic-threshold="0.000000000000000pt" svg:fill-rule="evenodd"/>
    </style:style>
    <style:style style:name="gr5" style:family="graphic">
      <style:graphic-properties draw:fill="solid" draw:fill-color="#e20000" draw:stroke="none" fo:margin="1.000000000000000pt" style:wrap="biggest" style:wrap-dynamic-threshold="0.000000000000000pt" svg:fill-rule="evenodd"/>
    </style:style>
    <style:style style:name="gr6" style:family="graphic">
      <style:graphic-properties draw:fill="solid" draw:fill-color="#ffd600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556" draw:layer="" svg:width="149.07622400000pt" svg:height="99.90041600000pt"/>
          <draw:rect draw:style-name="gr3" draw:id="shape3" draw:name="rect1050" draw:layer="" svg:width="148.60976800000pt" svg:height="42.20589280000pt" svg:x="0.32917123200pt" svg:y="0.12060547200pt"/>
          <draw:rect draw:style-name="gr4" draw:id="shape4" draw:name="rect1049" draw:layer="" svg:width="98.63542400000pt" svg:height="22.23129760000pt" svg:x="27.59747600000pt" svg:y="39.69433600000pt"/>
          <draw:path draw:style-name="gr5" draw:id="shape5" draw:name="path1047" draw:layer="" svg:width="74.72117094253pt" svg:height="99.31641584426pt" svg:x="74.61553360000pt" svg:y="0.34235638400pt" svg:viewBox="0 0 75 99" svg:d="M74.7212 0L74.7212 99.3164L0 99.3164Z" koffice:nodeTypes="cccc"/>
          <draw:path draw:style-name="gr5" draw:id="shape6" draw:name="path1048" draw:layer="" svg:width="74.72116964827pt" svg:height="99.31641584426pt" svg:x="0.25569888800pt" svg:y="0.34236438400pt" svg:viewBox="0 0 75 99" svg:d="M0 0L0 99.3164L74.7212 99.3164Z" koffice:nodeTypes="cccc"/>
          <draw:path draw:style-name="gr6" draw:id="shape7" draw:name="path1051" draw:layer="" svg:width="69.36687116892pt" svg:height="34.96761170287pt" svg:x="40.26412720000pt" svg:y="5.23451640000pt" svg:viewBox="0 0 69 35" svg:d="M69.3669 34.9676L54.4229 31.1325L67.1365 21.4316L51.5234 23.6876L59.5531 9.92629L45.7242 18.0479L48.1777 2.03039L38.8099 14.6638L35.018 0L30.7802 15.115L21.4122 2.25598L24.0887 18.7248L10.2601 10.1518L18.2897 23.9132L3.12274 21.4316L15.6132 30.9068L0 34.9676Z" koffice:nodeTypes="cccccccccccccccccc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07:26</dc:date>
    <meta:creation-date>2011-05-22T06:11:26</meta:creation-date>
    <dc:creator>Yue Liu</dc:creator>
  </office:meta>
</office:document-meta>
</file>